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2000000625775B6867D5EB513.png" manifest:media-type="image/png"/>
  <manifest:file-entry manifest:full-path="Pictures/100000000000006200000062D55303C7C9DBD7FB.png" manifest:media-type="image/png"/>
  <manifest:file-entry manifest:full-path="Pictures/100000000000006200000062A3F0F898C5998DA4.png" manifest:media-type="image/png"/>
  <manifest:file-entry manifest:full-path="Pictures/100000000000006200000062C312B3EE2411DA31.png" manifest:media-type="image/png"/>
  <manifest:file-entry manifest:full-path="Pictures/100000000000006200000062B5B148B12853806E.png" manifest:media-type="image/png"/>
  <manifest:file-entry manifest:full-path="Pictures/100000000000005E0000005EF67CCFC768C42C5B.png" manifest:media-type="image/png"/>
  <manifest:file-entry manifest:full-path="Pictures/100000000000005E0000005E75A80A96AB16229A.png" manifest:media-type="image/png"/>
  <manifest:file-entry manifest:full-path="Pictures/100000000000005E0000005ECB64A32FA1A0E41B.png" manifest:media-type="image/png"/>
  <manifest:file-entry manifest:full-path="Pictures/100000000000005E0000005EDD1FFE93B64A28C2.png" manifest:media-type="image/png"/>
  <manifest:file-entry manifest:full-path="Pictures/100000000000004C0000004C378E8C4537DD6A1C.png" manifest:media-type="image/png"/>
  <manifest:file-entry manifest:full-path="Pictures/100000000000005B0000005B27A47A69C9999D60.png" manifest:media-type="image/png"/>
  <manifest:file-entry manifest:full-path="Pictures/100000000000004C0000004C2AE0C0EEDC6149C7.png" manifest:media-type="image/png"/>
  <manifest:file-entry manifest:full-path="Pictures/100000000000004C0000004CF6D4728EFF05EA87.png" manifest:media-type="image/png"/>
  <manifest:file-entry manifest:full-path="Pictures/100000000000004C0000004CEBBA3E2514B9C95C.png" manifest:media-type="image/png"/>
  <manifest:file-entry manifest:full-path="Pictures/100000000000005E0000005E63D3572ABCFCEE43.png" manifest:media-type="image/png"/>
  <manifest:file-entry manifest:full-path="Pictures/100000000000005B0000005B4A630EE4D8CCE54E.png" manifest:media-type="image/png"/>
  <manifest:file-entry manifest:full-path="Pictures/100000000000005B0000005BA6A29C3E7A4160B7.png" manifest:media-type="image/png"/>
  <manifest:file-entry manifest:full-path="Pictures/100000000000005E0000005E48B0667E6272EADA.png" manifest:media-type="image/png"/>
  <manifest:file-entry manifest:full-path="Pictures/100000000000004C0000004CD9B98239533B423F.png" manifest:media-type="image/png"/>
  <manifest:file-entry manifest:full-path="Pictures/10000000000000620000006221D64DD9711CEF4C.png" manifest:media-type="image/png"/>
  <manifest:file-entry manifest:full-path="Pictures/100000000000005E0000005E5ECB3BC275982603.png" manifest:media-type="image/png"/>
  <manifest:file-entry manifest:full-path="Pictures/100000000000004C0000004C058D3059705FE17F.png" manifest:media-type="image/png"/>
  <manifest:file-entry manifest:full-path="Pictures/100000000000005B0000005BCB65E8B36B141899.png" manifest:media-type="image/png"/>
  <manifest:file-entry manifest:full-path="Pictures/100000000000005B0000005BBD5768A379176320.png" manifest:media-type="image/png"/>
  <manifest:file-entry manifest:full-path="Pictures/1000000000000062000000623797FDF09CD6E286.png" manifest:media-type="image/png"/>
  <manifest:file-entry manifest:full-path="Pictures/100000000000005B0000005B5196FA79DB9AE6D9.png" manifest:media-type="image/png"/>
  <manifest:file-entry manifest:full-path="Pictures/100000000000004C0000004CC4D7CE92B88761E4.png" manifest:media-type="image/png"/>
  <manifest:file-entry manifest:full-path="Pictures/100000000000005B0000005BD0901C2E68421B0E.png" manifest:media-type="image/png"/>
  <manifest:file-entry manifest:full-path="Pictures/100000000000005E0000005EE007927B7F2EE0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50d3" officeooo:paragraph-rsid="002150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74cm" svg:y="0.529cm" svg:width="2.408cm" svg:height="2.408cm" draw:z-index="0"><draw:image xlink:href="Pictures/100000000000005B0000005B4A630EE4D8CCE54E.png" xlink:type="simple" xlink:show="embed" xlink:actuate="onLoad" loext:mime-type="image/png"/></draw:frame><draw:frame draw:style-name="fr1" draw:name="Image2" text:anchor-type="paragraph" svg:x="4.069cm" svg:y="0.503cm" svg:width="2.408cm" svg:height="2.408cm" draw:z-index="1"><draw:image xlink:href="Pictures/100000000000005B0000005BA6A29C3E7A4160B7.png" xlink:type="simple" xlink:show="embed" xlink:actuate="onLoad" loext:mime-type="image/png"/></draw:frame><draw:frame draw:style-name="fr1" draw:name="Image3" text:anchor-type="paragraph" svg:x="0.827cm" svg:y="10.478cm" svg:width="2.011cm" svg:height="2.011cm" draw:z-index="2"><draw:image xlink:href="Pictures/100000000000004C0000004CEBBA3E2514B9C95C.png" xlink:type="simple" xlink:show="embed" xlink:actuate="onLoad" loext:mime-type="image/png"/></draw:frame><draw:frame draw:style-name="fr1" draw:name="Image4" text:anchor-type="paragraph" svg:x="4.717cm" svg:y="10.504cm" svg:width="2.011cm" svg:height="2.011cm" draw:z-index="3"><draw:image xlink:href="Pictures/100000000000004C0000004C378E8C4537DD6A1C.png" xlink:type="simple" xlink:show="embed" xlink:actuate="onLoad" loext:mime-type="image/png"/></draw:frame><draw:frame draw:style-name="fr1" draw:name="Image5" text:anchor-type="paragraph" svg:x="8.871cm" svg:y="10.478cm" svg:width="2.011cm" svg:height="2.011cm" draw:z-index="4"><draw:image xlink:href="Pictures/100000000000004C0000004CD9B98239533B423F.png" xlink:type="simple" xlink:show="embed" xlink:actuate="onLoad" loext:mime-type="image/png"/></draw:frame><draw:frame draw:style-name="fr1" draw:name="Image6" text:anchor-type="paragraph" svg:x="8.276cm" svg:y="0.476cm" svg:width="2.408cm" svg:height="2.408cm" draw:z-index="5"><draw:image xlink:href="Pictures/100000000000005B0000005B27A47A69C9999D60.png" xlink:type="simple" xlink:show="embed" xlink:actuate="onLoad" loext:mime-type="image/png"/></draw:frame><draw:frame draw:style-name="fr1" draw:name="Image7" text:anchor-type="paragraph" svg:x="13.236cm" svg:y="10.53cm" svg:width="2.011cm" svg:height="2.011cm" draw:z-index="6"><draw:image xlink:href="Pictures/100000000000004C0000004C058D3059705FE17F.png" xlink:type="simple" xlink:show="embed" xlink:actuate="onLoad" loext:mime-type="image/png"/></draw:frame><draw:frame draw:style-name="fr1" draw:name="Image8" text:anchor-type="paragraph" svg:x="12.88cm" svg:y="0.37cm" svg:width="2.408cm" svg:height="2.408cm" draw:z-index="7"><draw:image xlink:href="Pictures/100000000000005B0000005BCB65E8B36B141899.png" xlink:type="simple" xlink:show="embed" xlink:actuate="onLoad" loext:mime-type="image/png"/></draw:frame><draw:frame draw:style-name="fr1" draw:name="Image9" text:anchor-type="paragraph" svg:x="1.012cm" svg:y="14.552cm" svg:width="2.011cm" svg:height="2.011cm" draw:z-index="8"><draw:image xlink:href="Pictures/100000000000004C0000004CF6D4728EFF05EA87.png" xlink:type="simple" xlink:show="embed" xlink:actuate="onLoad" loext:mime-type="image/png"/></draw:frame><draw:frame draw:style-name="fr1" draw:name="Image10" text:anchor-type="paragraph" svg:x="0.233cm" svg:y="4.657cm" svg:width="2.408cm" svg:height="2.408cm" draw:z-index="9"><draw:image xlink:href="Pictures/100000000000005B0000005BBD5768A379176320.png" xlink:type="simple" xlink:show="embed" xlink:actuate="onLoad" loext:mime-type="image/png"/></draw:frame><draw:frame draw:style-name="fr1" draw:name="Image11" text:anchor-type="paragraph" svg:x="4.796cm" svg:y="14.473cm" svg:width="2.011cm" svg:height="2.011cm" draw:z-index="10"><draw:image xlink:href="Pictures/100000000000004C0000004C2AE0C0EEDC6149C7.png" xlink:type="simple" xlink:show="embed" xlink:actuate="onLoad" loext:mime-type="image/png"/></draw:frame><draw:frame draw:style-name="fr1" draw:name="Image12" text:anchor-type="paragraph" svg:x="3.884cm" svg:y="4.551cm" svg:width="2.408cm" svg:height="2.408cm" draw:z-index="11"><draw:image xlink:href="Pictures/100000000000005B0000005B5196FA79DB9AE6D9.png" xlink:type="simple" xlink:show="embed" xlink:actuate="onLoad" loext:mime-type="image/png"/></draw:frame><draw:frame draw:style-name="fr1" draw:name="Image13" text:anchor-type="paragraph" svg:x="8.844cm" svg:y="14.605cm" svg:width="2.011cm" svg:height="2.011cm" draw:z-index="12"><draw:image xlink:href="Pictures/100000000000004C0000004CC4D7CE92B88761E4.png" xlink:type="simple" xlink:show="embed" xlink:actuate="onLoad" loext:mime-type="image/png"/></draw:frame><draw:frame draw:style-name="fr1" draw:name="Image14" text:anchor-type="paragraph" svg:x="8.038cm" svg:y="4.445cm" svg:width="2.408cm" svg:height="2.408cm" draw:z-index="13"><draw:image xlink:href="Pictures/100000000000005B0000005BD0901C2E68421B0E.png" xlink:type="simple" xlink:show="embed" xlink:actuate="onLoad" loext:mime-type="image/png"/></draw:frame>2cm on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5" text:anchor-type="paragraph" svg:x="0.43cm" svg:y="14.605cm" svg:width="2.487cm" svg:height="2.487cm" draw:z-index="14"><draw:image xlink:href="Pictures/100000000000005E0000005E5ECB3BC275982603.png" xlink:type="simple" xlink:show="embed" xlink:actuate="onLoad" loext:mime-type="image/png"/></draw:frame><draw:frame draw:style-name="fr1" draw:name="Image16" text:anchor-type="paragraph" svg:x="4.373cm" svg:y="14.288cm" svg:width="2.487cm" svg:height="2.487cm" draw:z-index="15"><draw:image xlink:href="Pictures/100000000000005E0000005EE007927B7F2EE082.png" xlink:type="simple" xlink:show="embed" xlink:actuate="onLoad" loext:mime-type="image/png"/></draw:frame><draw:frame draw:style-name="fr1" draw:name="Image17" text:anchor-type="paragraph" svg:x="8.368cm" svg:y="14.631cm" svg:width="2.487cm" svg:height="2.487cm" draw:z-index="16"><draw:image xlink:href="Pictures/100000000000005E0000005E63D3572ABCFCEE43.png" xlink:type="simple" xlink:show="embed" xlink:actuate="onLoad" loext:mime-type="image/png"/></draw:frame><draw:frame draw:style-name="fr1" draw:name="Image18" text:anchor-type="paragraph" svg:x="12.734cm" svg:y="14.499cm" svg:width="2.487cm" svg:height="2.487cm" draw:z-index="17"><draw:image xlink:href="Pictures/100000000000005E0000005EDD1FFE93B64A28C2.png" xlink:type="simple" xlink:show="embed" xlink:actuate="onLoad" loext:mime-type="image/png"/></draw:frame><draw:frame draw:style-name="fr1" draw:name="Image19" text:anchor-type="paragraph" svg:x="0.377cm" svg:y="18.309cm" svg:width="2.487cm" svg:height="2.487cm" draw:z-index="18"><draw:image xlink:href="Pictures/100000000000005E0000005ECB64A32FA1A0E41B.png" xlink:type="simple" xlink:show="embed" xlink:actuate="onLoad" loext:mime-type="image/png"/></draw:frame><draw:frame draw:style-name="fr1" draw:name="Image20" text:anchor-type="paragraph" svg:x="4.479cm" svg:y="18.36cm" svg:width="2.487cm" svg:height="2.487cm" draw:z-index="19"><draw:image xlink:href="Pictures/100000000000005E0000005E75A80A96AB16229A.png" xlink:type="simple" xlink:show="embed" xlink:actuate="onLoad" loext:mime-type="image/png"/></draw:frame><draw:frame draw:style-name="fr1" draw:name="Image21" text:anchor-type="paragraph" svg:x="8.844cm" svg:y="18.256cm" svg:width="2.487cm" svg:height="2.487cm" draw:z-index="20"><draw:image xlink:href="Pictures/100000000000005E0000005EF67CCFC768C42C5B.png" xlink:type="simple" xlink:show="embed" xlink:actuate="onLoad" loext:mime-type="image/png"/></draw:frame><draw:frame draw:style-name="fr1" draw:name="Image22" text:anchor-type="paragraph" svg:x="12.707cm" svg:y="18.124cm" svg:width="2.487cm" svg:height="2.487cm" draw:z-index="21"><draw:image xlink:href="Pictures/100000000000005E0000005E48B0667E6272EAD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2.3 cm ones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2.5 com ones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23" text:anchor-type="paragraph" svg:x="0.43cm" svg:y="0.471cm" svg:width="2.593cm" svg:height="2.593cm" draw:z-index="22"><draw:image xlink:href="Pictures/100000000000006200000062B5B148B12853806E.png" xlink:type="simple" xlink:show="embed" xlink:actuate="onLoad" loext:mime-type="image/png"/></draw:frame><draw:frame draw:style-name="fr1" draw:name="Image24" text:anchor-type="paragraph" svg:x="4.452cm" svg:y="0.381cm" svg:width="2.593cm" svg:height="2.593cm" draw:z-index="23"><draw:image xlink:href="Pictures/1000000000000062000000623797FDF09CD6E286.png" xlink:type="simple" xlink:show="embed" xlink:actuate="onLoad" loext:mime-type="image/png"/></draw:frame></text:p>
      <text:p text:style-name="Standard"><draw:frame draw:style-name="fr1" draw:name="Image25" text:anchor-type="paragraph" svg:x="8.315cm" svg:y="0.011cm" svg:width="2.593cm" svg:height="2.593cm" draw:z-index="24"><draw:image xlink:href="Pictures/100000000000006200000062A3F0F898C5998DA4.png" xlink:type="simple" xlink:show="embed" xlink:actuate="onLoad" loext:mime-type="image/png"/></draw:frame><draw:frame draw:style-name="fr1" draw:name="Image26" text:anchor-type="paragraph" svg:x="12.601cm" svg:y="0.116cm" svg:width="2.593cm" svg:height="2.593cm" draw:z-index="25"><draw:image xlink:href="Pictures/10000000000000620000006221D64DD9711CEF4C.png" xlink:type="simple" xlink:show="embed" xlink:actuate="onLoad" loext:mime-type="image/png"/></draw:frame></text:p>
      <text:p text:style-name="Standard"><draw:frame draw:style-name="fr1" draw:name="Image27" text:anchor-type="paragraph" svg:x="0.616cm" svg:y="3.969cm" svg:width="2.593cm" svg:height="2.593cm" draw:z-index="26"><draw:image xlink:href="Pictures/100000000000006200000062D55303C7C9DBD7FB.png" xlink:type="simple" xlink:show="embed" xlink:actuate="onLoad" loext:mime-type="image/png"/></draw:frame><draw:frame draw:style-name="fr1" draw:name="Image28" text:anchor-type="paragraph" svg:x="4.955cm" svg:y="3.678cm" svg:width="2.593cm" svg:height="2.593cm" draw:z-index="27"><draw:image xlink:href="Pictures/1000000000000062000000625775B6867D5EB513.png" xlink:type="simple" xlink:show="embed" xlink:actuate="onLoad" loext:mime-type="image/png"/></draw:frame><draw:frame draw:style-name="fr1" draw:name="Image29" text:anchor-type="paragraph" svg:x="9.453cm" svg:y="3.731cm" svg:width="2.593cm" svg:height="2.593cm" draw:z-index="28"><draw:image xlink:href="Pictures/100000000000006200000062C312B3EE2411DA3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6:24:58.710731467</meta:creation-date>
    <dc:date>2019-11-18T14:34:57.929735741</dc:date>
    <meta:editing-duration>PT11M59S</meta:editing-duration>
    <meta:editing-cycles>4</meta:editing-cycles>
    <meta:generator>LibreOffice/6.0.7.3$Linux_X86_64 LibreOffice_project/00m0$Build-3</meta:generator>
    <meta:document-statistic meta:table-count="0" meta:image-count="29" meta:object-count="0" meta:page-count="2" meta:paragraph-count="3" meta:word-count="8" meta:character-count="33" meta:non-whitespace-character-count="27"/>
  </office:meta>
</office:document-meta>
</file>